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80000015F9983C9FDAC9499B7.jpg" manifest:media-type="image/jpeg"/>
  <manifest:file-entry manifest:full-path="Pictures/10000201000002F500000162268170F849CD3FE0.png" manifest:media-type="image/pn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66ff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5" style:family="text">
      <style:text-properties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938cm" svg:height="1.356cm" svg:x="0.9cm" svg:y="2.244cm">
          <draw:text-box>
            <text:p><text:span text:style-name="T1">Many cores</text:span></text:p>
          </draw:text-box>
        </draw:frame>
        <draw:frame draw:style-name="gr2" draw:text-style-name="P2" draw:layer="layout" svg:width="11.7cm" svg:height="2.639cm" svg:x="0.9cm" svg:y="3.6cm">
          <draw:text-box>
            <text:list text:style-name="L1">
              <text:list-item>
                <text:p><text:span text:style-name="T2">Tianhe-2 = 3,120,000 cores</text:span></text:p>
              </text:list-item>
              <text:list-item>
                <text:p><text:span text:style-name="T3">Need to </text:span><text:span text:style-name="T4">exploit parallelism</text:span></text:p>
              </text:list-item>
              <text:list-item>
                <text:p><text:span text:style-name="T5">Efficiency is </text:span><text:span text:style-name="T4">difficult to achieve</text:span></text:p>
              </text:list-item>
            </text:list>
          </draw:text-box>
        </draw:frame>
        <draw:frame draw:style-name="gr3" draw:text-style-name="P3" draw:layer="layout" svg:width="11.646cm" svg:height="7cm" svg:x="0.7cm" svg:y="7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12.816cm" svg:height="5.992cm" svg:x="14.184cm" svg:y="8.308cm">
          <draw:image xlink:href="Pictures/10000201000002F500000162268170F849CD3FE0.png" xlink:type="simple" xlink:show="embed" xlink:actuate="onLoad">
            <text:p/>
          </draw:image>
        </draw:frame>
        <draw:line draw:style-name="gr4" draw:text-style-name="P4" draw:layer="layout" svg:x1="12.2cm" svg:y1="11cm" svg:x2="19cm" svg:y2="11.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4:14.128081164</dc:date>
    <dc:creator>steven </dc:creator>
    <meta:editing-duration>PT1H23M18S</meta:editing-duration>
    <meta:editing-cycles>12</meta:editing-cycles>
    <meta:generator>LibreOffice/5.0.3.2$Linux_X86_64 LibreOffice_project/00m0$Build-2</meta:generator>
    <meta:document-statistic meta:object-count="28"/>
  </office:meta>
</office:document-meta>
</file>